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Liberation Serif" fo:font-size="12pt" style:font-name-asian="RMYVAA+Calibri" style:font-size-asian="12pt" style:font-name-complex="RMYVAA+Calibri" style:font-size-complex="12pt"/>
    </style:style>
    <style:style style:name="P2" style:family="paragraph" style:parent-style-name="Standard">
      <style:paragraph-properties fo:text-align="start" style:justify-single-word="false" style:text-autospace="none"/>
      <style:text-properties style:font-name="Liberation Serif" fo:font-size="12pt" style:font-name-asian="ArialMT" style:font-size-asian="12pt" style:font-name-complex="ArialMT" style:font-size-complex="12pt"/>
    </style:style>
    <style:style style:name="P3" style:family="paragraph" style:parent-style-name="Standard">
      <style:paragraph-properties fo:text-align="start" style:justify-single-word="false" style:text-autospace="none"/>
      <style:text-properties style:font-name="Liberation Serif" fo:font-size="12pt" fo:font-weight="normal" style:font-name-asian="RMYVAA+Calibri" style:font-size-asian="12pt" style:font-weight-asian="normal" style:font-name-complex="RMYVAA+Calibri" style:font-size-complex="12pt" style:font-weight-complex="normal"/>
    </style:style>
    <style:style style:name="P4" style:family="paragraph" style:parent-style-name="Standard">
      <style:paragraph-properties fo:text-align="start" style:justify-single-word="false" style:text-autospace="none"/>
      <style:text-properties style:font-name="Liberation Serif" fo:font-size="12pt" fo:font-weight="normal" style:font-size-asian="12pt" style:font-weight-asian="normal" style:font-size-complex="12pt" style:font-weight-complex="normal"/>
    </style:style>
    <style:style style:name="T1" style:family="text">
      <style:text-properties style:font-name-asian="RMYVAA+Calibri" style:font-name-complex="RMYVAA+Calibri"/>
    </style:style>
    <style:style style:name="T2" style:family="text">
      <style:text-properties style:font-name-asian="ArialMT" style:font-name-complex="Arial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2: analyzes the relationship between science, technology, and society using examples discussed in class; perspectives from historical, political, or economic disciplines are encouraged.</text:p>
      <text:p text:style-name="P2"/>
      <text:p text:style-name="P2">Molecular biology is producing some of the most interesting results in modern day science. Knowledge of DNA and how it affects cellular function has allowed us to do amazing things like predict cancer risks, treat cancer without the side effects of traditional chemotherapy, and help increase food supply. It has also caused us to face new problems like dealing with genetic discrimination. Advances in molecular biology has both created new problems for society and solved old problems and has also introduced many new fields of research.</text:p>
      <text:p text:style-name="P1"/>
      <text:p text:style-name="P1">The BRCA1 and BRCA2 tests are a good example of science and our knowledge DNA having a large effect on society. When the BRCA1 and BRCA2 gene mutations were discovered by Myriad in 1994, breast cancer awareness was minimal in the US and predictive testing for breast cancer were almost non-existent. The BRCA1 and BRCA2 have provided women with information about their chances of getting breast cancer. In the documentary 'In the Family' a women faces the hard choice of whether or not to remove her breasts and ovaries. By removing her breasts and ovaries, Joanna, the main character in the movie, would most certainly reduce her risk of getting the life threatening disease. She talked to other women who have had their breasts and ovaries removed and discovered that life is never the same after you take such extreme actions. New discoveries in molecular biology will mean that more people will be diagnosed with serious genetic disorders and will have to live with the burden of knowing they may be likely suffer from a disease.</text:p>
      <text:p text:style-name="P3"/>
      <text:p text:style-name="P4"><text:span text:style-name="T1">The advancement of diagnostic testing has gotten to the point where people can cheaply and easily have their DNA tested for possible mutations that could lead to cancer or other diseases. Using </text:span>single-nucleotide polymorphisms, or SNPs, a company like decodeme.com can do consumer testing to evaluate the risk an individual has for developing sicknesses like heart disease, cancer, or diabetes. The future is bright in this field as more people and physicians become willing and educated about services that can cheaply and accurately help asses a persons health. One criticism of this direct-to-consumer testing is that, for the most part, the testing is done by private companies that are not bound by the traditional doctor-patient-confidentiality agreements that usually protect an individual's medical information. Also, a consumer who orders the tests without oversight of a trained physician might not be educated enough to make sense of the test results. As technology advances these diagnostic tests will become more accurate and more available to mainstream society. More education of both physicians and consumers of these tests will be needed if we as a society are to leverage these tests</text:p>
      <text:p text:style-name="P1"/>
      <text:p text:style-name="P1">To help mitigate the risk of genetic information being used for discriminatory purposes, GINA (Genetic Information Nondiscrimination Act) was passed in 2008 by the US congress to protect an individuals genetic information. 'Genetic Information' includes the results of a person's genetic tests, genetic test results of family members, and any negative medical trend in family health. GINA protects society and individuals by preventing insurance companies from using genetic information to determine insurance premiums or eligibility for coverage, preventing ensurers from requiring a person to take a specific genetic test, stopping employers from making decisions about a persons work status based off genetic information, and prohibits a company from asking for an employee's family member's genetic information. One of the things that GINA doesn't apply to is life or long term disability insurance. This makes sense because most genetic tests can provide a critical insight into the long term health of a individual. GINA is an example of politics protecting society from businesses that use science and technology in a discriminatory manner. Movies like GATACA, a movie who's plot revolves around a futuristic society built upon genetic discrimination, showcase the fear that the public has for genetic discrimination. There are a lot of moral issues involved with the advances made in the <text:soft-page-break/>field of molecular biology and the passing of GINA in a political body like the US congress is a good sign that our politicians are starting think about and plan ahead for dealing with these issues. </text:p>
      <text:p text:style-name="P1"/>
      <text:p text:style-name="P1"/>
      <text:p text:style-name="P1">Another field that is benefiting from advances of molecular biology is the study of <text:span text:style-name="T2">nutraceuticals</text:span>. Nutraceuticals are bio-active chemicals that are derived from food but are usually taken at very high dosages. While not a direct product of molecular biology, nutraceuticals can be proven to work or not to work by looking at their effects on the human body and the rigorous scientific methods used to test the effectiveness of traditional drugs can also be used to test the effectiveness of these nutraceuticals. The National Center of Complementary and Alternative Medicine (NCCAM) was founded in 1998 to explore the effectiveness of complementary and alternative medicine. Up until now, mainstream science did not want to explore the effectiveness of nutraceuticals and it was congress who had to force science to study these treatments. Also, a large portion of Americans take some sort of dietary supplements, so while science might not see studying alternative medicine as important, society does see it as important. By creating the NCCAM Politics provided the funds to study nutraceuticals and forced science to research technology that they wanted researched. The NCCAM studies the effectiveness of things like acupuncture and St. Johns Wort. </text:p>
      <text:p text:style-name="P1"/>
      <text:p text:style-name="P1">The technology of changing an organism's DNA has spawned a lot of new areas of molecular biology. One of those areas involves changing a plant's DNA to cause the expression of a beneficial protein. By isolating a valued gene in one plant species, scientists can inject that isolated gene into the genome of another plant species. They do this insertion using something called a 'gene gun' or 'Agrobacterium'. Today we use this technique in a lot of the plant products that you would find in the super market. Corn, rice, and almost all soy all have had foreign genetic material inserted into their DNA. In the case of Bt Corn, a gene from a natural pesticide that produces a protein that kills the European corn borer is injected into corn seed DNA. Corn borers that eat corn that has this inserted gene ingest the modified corn and die without damaging the corn. Corn that doesn't have this gene would normally have to be sprayed with pesticides and proponents of Bt Corn claim that by having the corn naturally contain pesticides there is less harm to the environment.</text:p>
      <text:p text:style-name="P1"/>
      <text:p text:style-name="P1">Another reason to change the DNA of a plants would be to have a plant produce proteins that could then be used in pharmaceuticals. The production of pharmaceutical proteins in genetically engineered plants is called biopharming. Things like insulin, blood proteins, and hormones call be produced using biopharming. Biopharming has a few obvious benefits: it will decrease the cost of producing pharmaceutical proteins and will also make those proteins more widely available. There are also potential risks to biopharming: it will change the natural genes found in plant life and could lead to contamination of the human food supply. Cross contaminating is a major concern because examples of it, starlink corn, have happened in the past.</text:p>
      <text:p text:style-name="P1"/>
      <text:p text:style-name="P3">Inserting DNA into an organism that humans eat is not confined to plant life. There is an emerging field of using genetically modified animals in the human food supply. Genetically Engineered Salmon (GE Salmon) have been developed to be bred like cattle in small tanks for their entire lives. Using a gene from the Chinook salmon, Atlantic salmon have been modified to grow their entire lives (they usually only grow for part of their life). This prolonged growth causes the salmon to be much larger than their native counterparts. A lot of people, including Congress, have called for a ban on GE Salmon as some see them as a threat to the wild salmon if they ever escape into the natural salmon populations. Proponents of GE Salmon claim that by raising these fish in inland tanks the risk of the GE Salmon contaminating the wild population becomes low enough to not warrant concern. The FDA hasn't approved the human consumption of GE Salmon and currently, under the advisement of congress, has <text:soft-page-break/>no plans to.</text:p>
      <text:p text:style-name="P3"/>
      <text:p text:style-name="P3">Cloning human embryos is a controversial technology. Human cloning can usually be classified into two types of cloning: Reproductive and Therapeutic. Both types involve fertilizing a human egg with sperm and then growing an embryo. The difference between the two method is that reproductive cloning involves putting the empbryo into a mother for further development where as in therapeutic cloning the embryo is grown into a blastocyst and then harvested for it's pluripotent stem cells. The stem cells can then be used in all sorts of research and have lead to amazing lifesaving medical treatments. Unfortunately, this field of molecular biology has been marred with controversy. Since both <text:s/>cloning techniques involve the creation a human embryo, pro-life groups have tried to stop stem cell research. Proponents of therapeutic cloning claim that since the embryos have no chance of developing into a human being, there isn't a moral issue like the pro-life groups claim. Most scientists see reproductive cloning as immoral where as most pro-life groups don't seem to see a difference between therapeutic and reproductive cloning. Fortunately, there exists a solution that might make both sides happy. Recently a British and Japanese scientists discovered how to take ordinary cells found in the human body and transform them into stem cells. This technology has the potential to allow stem cell research to happen without the use of human embryos.</text:p>
      <text:p text:style-name="P3"/>
      <text:p text:style-name="P3">A fascinating application of the use of stem cells is tissue engineering. Scientist have figured out how to build organs using a combination of cadaver organs that have had all of their cells removed and stem cells cultured from a patients own cells. This complicated procedure promises to provide a source of replacement organs for when our own original body parts fail. This could have a huge impact on public health as a large portion of deaths in this country is caused by some sort of major organ failure.</text:p>
      <text:p text:style-name="P3"/>
      <text:p text:style-name="P3">Another amazing advancement has been in cancer treatment. The drug Gleevac, developed by Brian Drucker, is a totally new approach to treating cancer. Gleevac targets a cancers DNA and suppresses the gene that causes it to replicate uncontrollably. This novel approach to cancer treatment was developed by Drucker even though many peers of his told him a treatment like this could not be done and would not work. Traditionally, cancer treatment is very invasive and usually involves destructive doses of chemotherapy. Gleevac is a targeted approach, only fixing what is broken, and does not have any of the negative side affects that chemotherapy has. Drucker is highly optimistic that other cancers can be targeted and made treatable like Gleevac has done with certain types of leukemia. Druker also recommended that we restructure how cancer research is done and invest a lot more money into the research and development of cancer treatments.</text:p>
      <text:p text:style-name="P3"/>
      <text:p text:style-name="P3">Traditionally, gene expression was thought to be hard coded into your DNA and was a static phenomenon. After the completion of the human genome project in 2003 scientist started to realize that there was more to gene expression than what they had previously thought. A whole new rich field of molecular biology has emerged around the the studying of mechanisms that contribute to gene expression but are independent to the DNA sequences itself. Sub-fields of genetics have striven to use these outside mechanisms to force or stop the expression of certain genes. Gene therapy is the use of DNA as a pharmaceutical agent to treat disease. Gene therapy could lead to a whole new way to treat cancer and disease.</text:p>
      <text:p text:style-name="P1"/>
      <text:p text:style-name="P1">There are a lot of areas where molecular biology is leaving it's mark. As we understand more about how DNA works we become more powerful in every natural science. It will be interesting to see what new discoveries are made in the near future and how those new fields impact societ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MT" svg:font-family="ArialMT" style:font-family-generic="swiss"/>
    <style:font-face style:name="RMYVAA+Calibri" svg:font-family="RMYVAA+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30T18:01:57</meta:creation-date>
    <dc:date>2012-12-01T16:20:01</dc:date>
    <meta:editing-duration>PT5H13M52S</meta:editing-duration>
    <meta:editing-cycles>4</meta:editing-cycles>
    <meta:generator>LibreOffice/3.5$Linux_X86_64 LibreOffice_project/350m1$Build-2</meta:generator>
    <meta:document-statistic meta:table-count="0" meta:image-count="0" meta:object-count="0" meta:page-count="3" meta:paragraph-count="14" meta:word-count="2031" meta:character-count="12524" meta:non-whitespace-character-count="10504"/>
  </office:meta>
</office:document-meta>
</file>